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15.999cm" svg:height="8.999cm" svg:x="0.101cm" svg:y="9.946cm">
            <draw:object draw:notify-on-update-of-ranges="Arkusz1.A17:Arkusz1.A23 Arkusz1.B17:Arkusz1.B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0cm" svg:y="19.491cm">
            <draw:object draw:notify-on-update-of-ranges="Arkusz1.D17:Arkusz1.D23 Arkusz1.E17:Arkusz1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8.438cm" svg:y="0.384cm">
            <draw:object draw:notify-on-update-of-ranges="Arkusz1.A4:Arkusz1.A8 Arkusz1.B4:Arkusz1.B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35.068cm" svg:y="0.144cm">
            <draw:object draw:notify-on-update-of-ranges="Arkusz1.D4:Arkusz1.D8 Arkusz1.E4:Arkusz1.E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0cm" svg:y="29.071cm">
            <draw:object draw:notify-on-update-of-ranges="Arkusz1.G17:Arkusz1.G23 Arkusz1.H17:Arkusz1.H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22.336cm" svg:y="9.468cm">
            <draw:object draw:notify-on-update-of-ranges="Arkusz1.G4:Arkusz1.G8 Arkusz1.H4:Arkusz1.H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zwiekszanie o jeden</text:p>
          </table:table-cell>
          <table:table-cell table:number-columns-repeated="7"/>
        </table:table-row>
        <table:table-row table:style-name="ro2">
          <table:table-cell office:value-type="string">
            <text:p>stos</text:p>
          </table:table-cell>
          <table:table-cell table:number-columns-repeated="2"/>
          <table:table-cell office:value-type="string">
            <text:p>kolejka</text:p>
          </table:table-cell>
          <table:table-cell table:number-columns-repeated="2"/>
          <table:table-cell office:value-type="string">
            <text:p>lista</text:p>
          </table:table-cell>
          <table:table-cell/>
        </table:table-row>
        <table:table-row table:style-name="ro1">
          <table:table-cell office:value-type="string">
            <text:p>ilosc</text:p>
          </table:table-cell>
          <table:table-cell office:value-type="string">
            <text:p>czas</text:p>
          </table:table-cell>
          <table:table-cell/>
          <table:table-cell office:value-type="string">
            <text:p>ilosc</text:p>
          </table:table-cell>
          <table:table-cell office:value-type="string">
            <text:p>czas</text:p>
          </table:table-cell>
          <table:table-cell/>
          <table:table-cell office:value-type="string">
            <text:p>ilosc</text:p>
          </table:table-cell>
          <table:table-cell office:value-type="string">
            <text:p>cza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30">
            <text:p>13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2">
            <text:p>1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3960">
            <text:p>13960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414">
            <text:p>1414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398">
            <text:p>1398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1">
          <table:table-cell office:value-type="string">
            <text:p>zwiekaszanie 2x razy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os</text:p>
          </table:table-cell>
          <table:table-cell table:number-columns-repeated="2"/>
          <table:table-cell office:value-type="string">
            <text:p>kolejka</text:p>
          </table:table-cell>
          <table:table-cell table:number-columns-repeated="2"/>
          <table:table-cell office:value-type="string">
            <text:p>lista</text:p>
          </table:table-cell>
          <table:table-cell/>
        </table:table-row>
        <table:table-row table:style-name="ro1">
          <table:table-cell office:value-type="string">
            <text:p>ilosc</text:p>
          </table:table-cell>
          <table:table-cell office:value-type="string">
            <text:p>czas</text:p>
          </table:table-cell>
          <table:table-cell/>
          <table:table-cell office:value-type="string">
            <text:p>ilosc</text:p>
          </table:table-cell>
          <table:table-cell office:value-type="string">
            <text:p>czas</text:p>
          </table:table-cell>
          <table:table-cell/>
          <table:table-cell office:value-type="string">
            <text:p>ilosc</text:p>
          </table:table-cell>
          <table:table-cell office:value-type="string">
            <text:p>cza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7">
            <text:p>7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6">
            <text:p>6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74">
            <text:p>74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74">
            <text:p>74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739">
            <text:p>739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751">
            <text:p>751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741">
            <text:p>741</text:p>
          </table:table-cell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rkusz2" table:style-name="ta1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erweta</meta:initial-creator>
    <meta:creation-date>2015-03-25T22:25:36</meta:creation-date>
    <dc:date>2015-03-25T23:17:29</dc:date>
    <dc:creator>Rafał Serweta</dc:creator>
    <meta:editing-duration>PT51M8S</meta:editing-duration>
    <meta:editing-cycles>5</meta:editing-cycles>
    <meta:generator>LibreOffice/3.5$Linux_X86_64 LibreOffice_project/350m1$Build-2</meta:generator>
    <meta:document-statistic meta:table-count="3" meta:cell-count="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A17:Arkusz1.B23" svg:x="0.77cm" svg:y="0.855cm" svg:width="14.59cm" svg:height="7.545cm">
          <chartooo:coordinate-region svg:x="1.577cm" svg:y="1.054cm" svg:width="13.04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B17:Arkusz1.B23" chart:class="chart:scatter">
            <chart:domain table:cell-range-address="Arkusz1.A17:Arkusz1.A23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17:Arkusz1.A23</svg:desc>
                </draw:g>
              </table:table-cell>
              <table:table-cell office:value-type="float" office:value="0">
                <text:p>0</text:p>
                <draw:g>
                  <svg:desc>Arkusz1.B17:Arkusz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739">
                <text:p>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D17:Arkusz1.E23" svg:x="0.77cm" svg:y="0.855cm" svg:width="14.59cm" svg:height="7.545cm">
          <chartooo:coordinate-region svg:x="1.577cm" svg:y="1.054cm" svg:width="13.04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E17:Arkusz1.E23" chart:class="chart:scatter">
            <chart:domain table:cell-range-address="Arkusz1.D17:Arkusz1.D23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D17:Arkusz1.D23</svg:desc>
                </draw:g>
              </table:table-cell>
              <table:table-cell office:value-type="float" office:value="0">
                <text:p>0</text:p>
                <draw:g>
                  <svg:desc>Arkusz1.E17:Arkusz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751">
                <text:p>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A4:Arkusz1.B8" svg:x="0.77cm" svg:y="0.855cm" svg:width="14.59cm" svg:height="7.545cm">
          <chartooo:coordinate-region svg:x="1.947cm" svg:y="1.054cm" svg:width="12.856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B4:Arkusz1.B8" chart:class="chart:scatter">
            <chart:domain table:cell-range-address="Arkusz1.A4:Arkusz1.A8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4:Arkusz1.A8</svg:desc>
                </draw:g>
              </table:table-cell>
              <table:table-cell office:value-type="float" office:value="0">
                <text:p>0</text:p>
                <draw:g>
                  <svg:desc>Arkusz1.B4:Arkusz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3960">
                <text:p>139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D4:Arkusz1.E8" svg:x="0.77cm" svg:y="0.855cm" svg:width="14.59cm" svg:height="7.545cm">
          <chartooo:coordinate-region svg:x="1.762cm" svg:y="1.054cm" svg:width="13.041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E4:Arkusz1.E8" chart:class="chart:scatter">
            <chart:domain table:cell-range-address="Arkusz1.D4:Arkusz1.D8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D4:Arkusz1.D8</svg:desc>
                </draw:g>
              </table:table-cell>
              <table:table-cell office:value-type="float" office:value="0">
                <text:p>0</text:p>
                <draw:g>
                  <svg:desc>Arkusz1.E4:Arkusz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414">
                <text:p>14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G17:Arkusz1.H23" svg:x="0.77cm" svg:y="0.855cm" svg:width="14.59cm" svg:height="7.545cm">
          <chartooo:coordinate-region svg:x="1.577cm" svg:y="1.054cm" svg:width="13.04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H17:Arkusz1.H23" chart:class="chart:scatter">
            <chart:domain table:cell-range-address="Arkusz1.G17:Arkusz1.G23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G17:Arkusz1.G23</svg:desc>
                </draw:g>
              </table:table-cell>
              <table:table-cell office:value-type="float" office:value="0">
                <text:p>0</text:p>
                <draw:g>
                  <svg:desc>Arkusz1.H17:Arkusz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741">
                <text:p>7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G4:Arkusz1.H8" svg:x="0.77cm" svg:y="0.855cm" svg:width="14.59cm" svg:height="7.545cm">
          <chartooo:coordinate-region svg:x="1.762cm" svg:y="1.054cm" svg:width="13.041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H4:Arkusz1.H8" chart:class="chart:scatter">
            <chart:domain table:cell-range-address="Arkusz1.G4:Arkusz1.G8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G4:Arkusz1.G8</svg:desc>
                </draw:g>
              </table:table-cell>
              <table:table-cell office:value-type="float" office:value="0">
                <text:p>0</text:p>
                <draw:g>
                  <svg:desc>Arkusz1.H4:Arkusz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398">
                <text:p>13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